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style:text-position="super 58%" fo:font-weight="normal" style:font-weight-asian="normal" style:font-weight-complex="normal"/>
    </style:style>
    <style:style style:name="T55" style:family="text">
      <style:text-properties officeooo:rsid="00ddb14a"/>
    </style:style>
    <style:style style:name="T56" style:family="text">
      <style:text-properties officeooo:rsid="00e6c0cb"/>
    </style:style>
    <style:style style:name="T57" style:family="text">
      <style:text-properties officeooo:rsid="00e9002e"/>
    </style:style>
    <style:style style:name="T58" style:family="text">
      <style:text-properties officeooo:rsid="00f40956"/>
    </style:style>
    <style:style style:name="T59" style:family="text">
      <style:text-properties officeooo:rsid="00fbd10d"/>
    </style:style>
    <style:style style:name="T60" style:family="text">
      <style:text-properties officeooo:rsid="01047184"/>
    </style:style>
    <style:style style:name="T61" style:family="text">
      <style:text-properties officeooo:rsid="01072dc4"/>
    </style:style>
    <style:style style:name="T62" style:family="text">
      <style:text-properties fo:font-weight="bold" style:font-weight-asian="bold" style:font-weight-complex="bold"/>
    </style:style>
    <style:style style:name="T63" style:family="text">
      <style:text-properties officeooo:rsid="010d5a79"/>
    </style:style>
    <style:style style:name="T64" style:family="text">
      <style:text-properties officeooo:rsid="011cd278"/>
    </style:style>
    <style:style style:name="T65" style:family="text">
      <style:text-properties officeooo:rsid="0121833b"/>
    </style:style>
    <style:style style:name="T66" style:family="text">
      <style:text-properties officeooo:rsid="0124f7e4"/>
    </style:style>
    <style:style style:name="T6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52">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4">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5">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6">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6">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7">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8">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53">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9">this morning, but, at 7:40, I did. I fed them, made coffee, played Wordle (PROXY in six,) and worked until about 2:30 with some PCB and plate work mixed in. Cait didn’t have to go to work after all, so she </text:span><text:soft-page-break/><text:span text:style-name="T59">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52">Apples to Apples</text:span><text:span text:style-name="T2">, smoked some weed and then upgraded to </text:span><text:span text:style-name="T52">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0">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61">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61">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61">But, I saw Kevin driving toward me. He had forgotten he was supposed to play Whistle Hop. I felt a little uneasy down there knowing Sunny and Cait were hanging out and knowing no drums would be </text:span><text:soft-page-break/><text:span text:style-name="T61">tracked, so I said, “I’m gonna take the night off, guys. You got this.”</text:span></text:p>
      <text:p text:style-name="P28"><text:s text:c="3"/><text:span text:style-name="T61">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62">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63">did to feed the dogs, I noticed Cait was online, so I told her I love her. We talked through some things and I fell back asleep.</text:span></text:p>
      <text:p text:style-name="P30"><text:s text:c="3"/><text:span text:style-name="T63">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53">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64">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5">for a delicious lunch. We went and bought some flip-flops after that and had a little sit on the beach, saw some really cool rainbows.</text:span></text:p>
      <text:p text:style-name="P36"><text:s text:c="3"/><text:span text:style-name="T65">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6">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8">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9">III.XIX</text:p>
      <text:p text:style-name="P279"><text:span text:style-name="T2"/></text:p>
      <text:p text:style-name="P279"><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9"><text:soft-page-break/><text:span text:style-name="T2"><text:s text:c="3"/>Watched Stinkerton Raid, went to One World West for a couple Screamin’ Js songs, followed Cait home, gave her a kiss, went home and slept.</text:span></text:p>
      <text:p text:style-name="P279"><text:span text:style-name="T2"/></text:p>
      <text:p text:style-name="P280">III.XX</text:p>
      <text:p text:style-name="P280"><text:span text:style-name="T2"/></text:p>
      <text:p text:style-name="P279"><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9"><text:span text:style-name="T2"><text:s text:c="3"/>We went back to McStew’s for a moment and then to Cait’s house.</text:span></text:p>
      <text:p text:style-name="P279"><text:span text:style-name="T2"/></text:p>
      <text:p text:style-name="P280">III.XXI</text:p>
      <text:p text:style-name="P280"><text:span text:style-name="T2"/></text:p>
      <text:p text:style-name="P279"><text:span text:style-name="T2">Woke and made my way home. Had coffee w/ Sunny and her mom and then told Sunny I was planning on moving out in June. She melted down and told me to get out, so I walked up to UJ and met my dad for lunch.</text:span></text:p>
      <text:p text:style-name="P279"><text:span text:style-name="T2"><text:s text:c="3"/>I cuddled Cait for a few after that, and she went into work. Sunny seemed like she was at the Pump, so I snuck over to my house for clothes, computer and keyboards.</text:span></text:p>
      <text:p text:style-name="P279"><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9"><text:span text:style-name="T2"/></text:p>
      <text:p text:style-name="P279"><text:span text:style-name="T2"/></text:p>
      <text:p text:style-name="P279"><text:span text:style-name="T2"/></text:p>
      <text:p text:style-name="P279"><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1">III.XXIII</text:p>
      <text:p text:style-name="P281"><text:span text:style-name="T2"/></text:p>
      <text:p text:style-name="P281"><text:span text:style-name="T2">Woke, phone was dead. Cait had to do stuff at work, so we went to her house… after Izzy’s. I listened to Tina’s new songs, scrolled on my phone and then wrote in my journal.</text:span></text:p>
      <text:p text:style-name="P281"><text:span text:style-name="T2"/></text:p>
      <text:p text:style-name="P282"><text:span text:style-name="T2">. . .</text:span></text:p>
      <text:p text:style-name="P281"><text:span text:style-name="T2"/></text:p>
      <text:p text:style-name="P281"><text:span text:style-name="T2">Cait came home and we watched High Fidelity. Cait got anxious and we made love. I think we checked on the cats after that, went back to Cait’s house and watched The Great Gatsby.</text:span></text:p>
      <text:p text:style-name="P281"><text:span text:style-name="T2"><text:s text:c="3"/>I somehow skipped over eating a turkey pita and heating Cait’s curry, but that was in there, too. Also, it was a rainy day. Cait blew up at Nelia for being noisy at 5AM.</text:span></text:p>
      <text:p text:style-name="P281"><text:soft-page-break/><text:span text:style-name="T2"/></text:p>
      <text:p text:style-name="P283">III.XXIV</text:p>
      <text:p text:style-name="P281"><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1"><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1"><text:span text:style-name="T2"><text:s text:c="3"/>As I expected, Sunny got up at 11:15, banged around in the kitchen, invited Will over and bitched.</text:span></text:p>
      <text:p text:style-name="P281"><text:span text:style-name="T2"/></text:p>
      <text:p text:style-name="P283">III.XXV</text:p>
      <text:p text:style-name="P283"><text:span text:style-name="T2"/></text:p>
      <text:p text:style-name="P281"><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1"><text:span text:style-name="T41"/></text:p>
      <text:p text:style-name="P282"><text:span text:style-name="T41">. . .</text:span></text:p>
      <text:p text:style-name="P281"><text:span text:style-name="T41"/></text:p>
      <text:p text:style-name="P284"><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4"><text:span text:style-name="T2"/></text:p>
      <text:p text:style-name="P284">III.XXVI</text:p>
      <text:p text:style-name="P284"><text:span text:style-name="T2"/></text:p>
      <text:p text:style-name="P284"><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4"><text:span text:style-name="T2"/></text:p>
      <text:p text:style-name="P284">III.XXVII</text:p>
      <text:p text:style-name="P284"><text:span text:style-name="T2"/></text:p>
      <text:p text:style-name="P284"><text:span text:style-name="T2">woke, went to Middlemont, recorded the aforementioned songs in record time. I walked home, laid on the couch, went to let the cats out, met Cat at UJ for some food. Kim, Rick and Bart were there as well.</text:span></text:p>
      <text:p text:style-name="P284"><text:span text:style-name="T2"><text:s text:c="3"/>We drank at the Pump until the sun went down and then ate potato soup at Wende’s house and watched Gilded Age. We fell asleep reasonably early.</text:span></text:p>
      <text:p text:style-name="P284"><text:span text:style-name="T2"/></text:p>
      <text:p text:style-name="P284">III.XXVIII</text:p>
      <text:p text:style-name="P284"><text:span text:style-name="T2"/></text:p>
      <text:p text:style-name="P284"><text:span text:style-name="T2">woke, made coffee and cleaned Wende’s house. Cait had to go into work, but I stayed on the couch a while drinking coffee. I eventually walked home and wrote in my journal.</text:span></text:p>
      <text:p text:style-name="P284"><text:span text:style-name="T2"/></text:p>
      <text:p text:style-name="P285"><text:span text:style-name="T2">. . .</text:span></text:p>
      <text:p text:style-name="P284"><text:span text:style-name="T2"/></text:p>
      <text:p text:style-name="P284"><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4"><text:span text:style-name="T2"><text:s text:c="3"/>Then, I walked downtown and found a bar/coffee shop, the Asheville Club. I ordered a cordtado and walked to Jack of the Wood. My parents and uncle Jack were trying to cross the street outside.</text:span></text:p>
      <text:p text:style-name="P284"><text:span text:style-name="T2"><text:s text:c="3"/>Melissa was hosting triva. We ended up in 5</text:span><text:span text:style-name="T54">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4"><text:span text:style-name="T2"/></text:p>
      <text:p text:style-name="P286">III.XXIX</text:p>
      <text:p text:style-name="P286"><text:span text:style-name="T2"/></text:p>
      <text:p text:style-name="P284"><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4"><text:span text:style-name="T2"><text:s text:c="3"/>I took several intense naps and wrote in my journal. . .I put on Gilded Age and did nothing but sleep all night.</text:span></text:p>
      <text:p text:style-name="P284"><text:span text:style-name="T2"/></text:p>
      <text:p text:style-name="P286">III.XXX</text:p>
      <text:p text:style-name="P286"><text:span text:style-name="T2"/></text:p>
      <text:p text:style-name="P284"><text:span text:style-name="T2">I woke at 8, fed the dogs, made coffee, played on my phone and wrote in my journal. . .I found a SafeSport assignment, worked til 1:00 and realized my Buddy-H controllers would work as long as soldered in.</text:span></text:p>
      <text:p text:style-name="P284"><text:soft-page-break/><text:span text:style-name="T2"><text:s text:c="3"/>I took a bath, washed my hair, packed an order, walked to the post office and met Cait at the Brew Pump, wrote in my journal.</text:span></text:p>
      <text:p text:style-name="P284"><text:span text:style-name="T2"/></text:p>
      <text:p text:style-name="P285"><text:span text:style-name="T2">. . .</text:span></text:p>
      <text:p text:style-name="P284"><text:span text:style-name="T2"/></text:p>
      <text:p text:style-name="P284"><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4"><text:span text:style-name="T2"><text:s text:c="3"/>Antonia’s front door was wide open. It was a very windy night. I snacked on El Kimchi while Cait made egg sandwiches. We went to bed, but I wasn’t sleepy yet, so I went down and hung on the couch for a while.</text:span></text:p>
      <text:p text:style-name="P284"><text:span text:style-name="T2"/></text:p>
      <text:p text:style-name="P284">III.XXXI</text:p>
      <text:p text:style-name="P284"/>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7"/>
      <text:p text:style-name="P287"/>
      <text:p text:style-name="P287"/>
      <text:p text:style-name="P288"><text:soft-page-break/>IV.I</text:p>
      <text:p text:style-name="P287"><text:span text:style-name="T2"/></text:p>
      <text:p text:style-name="P287"><text:span text:style-name="T2">I died——April Fool’s. I actually woke </text:span><text:span text:style-name="T42">up, made coffee, drank it on the stoop w/ Cait, walked to All Day Darling, ordered a ham, egg, cheese bagel + cold brew and ordered an Uber to the west side.</text:span></text:p>
      <text:p text:style-name="P287"><text:span text:style-name="T42"/></text:p>
      <text:p text:style-name="P289"><text:span text:style-name="T42">. . .</text:span></text:p>
      <text:p text:style-name="P287"><text:span text:style-name="T42"/></text:p>
      <text:p text:style-name="P290"><text:span text:style-name="T2">I forgot to mention that Cait foolwed me, saying she had been driving without a license.</text:span></text:p>
      <text:p text:style-name="P290"><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0"><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0"><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0"><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0"><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0"><text:span text:style-name="T2"><text:s text:c="3"/>We went to Frazier’s, where I drank a Young’s stout, and then went to hang at Antonia’s house w/ Ryan and Amanda. We stayed up trading music videos until 5:30 in the morning. Then, Cait and I made love.</text:span></text:p>
      <text:p text:style-name="P290"><text:span text:style-name="T2"/></text:p>
      <text:p text:style-name="P290">IV.II</text:p>
      <text:p text:style-name="P290"><text:span text:style-name="T2"/></text:p>
      <text:p text:style-name="P291"><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1"><text:span text:style-name="T2"/></text:p>
      <text:p text:style-name="P292"><text:span text:style-name="T2">. . .</text:span></text:p>
      <text:p text:style-name="P291"><text:span text:style-name="T2"/></text:p>
      <text:p text:style-name="P291"><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3"/>
      <text:p text:style-name="P293"/>
      <text:p text:style-name="P293"/>
      <text:p text:style-name="P294"><text:soft-page-break/>IV.III</text:p>
      <text:p text:style-name="P293"><text:span text:style-name="T2"/></text:p>
      <text:p text:style-name="P293"><text:span text:style-name="T2">Woke at 9 and kissed Cait off to work. I tidied up and caught an Uber to the west side, where I made coffee, scrolled on my phone and wrote in my journal.</text:span></text:p>
      <text:p text:style-name="P293"><text:span text:style-name="T2"/></text:p>
      <text:p text:style-name="P295"><text:span text:style-name="T2">. . .</text:span></text:p>
      <text:p text:style-name="P295"><text:span text:style-name="T2"/></text:p>
      <text:p text:style-name="P293"><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3"><text:span text:style-name="T2"><text:s text:c="3"/>I walked down to Cait’s around 830 and watched some of David Chang’s new show. She was anxious from a weed gummy. We eventually put on some Drunk History and fell asleep.</text:span></text:p>
      <text:p text:style-name="P293"><text:span text:style-name="T2"/></text:p>
      <text:p text:style-name="P294">IV.IV</text:p>
      <text:p text:style-name="P294"><text:span text:style-name="T2"/></text:p>
      <text:p text:style-name="P293"><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3"><text:span text:style-name="T43"><text:s text:c="3"/>I finished working, packed up a dummy V104 for Van Dusen, took it up to the post office, walked to the Brew Pump, had two beers + steak hibachi w/ eggs, then headed east.</text:span></text:p>
      <text:p text:style-name="P293"><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3"><text:span text:style-name="T43"/></text:p>
      <text:p text:style-name="P295"><text:span text:style-name="T43">. . .</text:span></text:p>
      <text:p text:style-name="P293"><text:span text:style-name="T43"/></text:p>
      <text:p text:style-name="P296"><text:span text:style-name="T2">I had a couple beers, folded silverware and smoked some joints n’ bowls out back. Wende was celebrating her 47</text:span><text:span text:style-name="T54">th</text:span><text:span text:style-name="T2"> at 27 Club, so we went there and did some Karaoke. I had a green tea shot and a delicious Whistle Hop gose.</text:span></text:p>
      <text:p text:style-name="P296"><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6"><text:span text:style-name="T2"/></text:p>
      <text:p text:style-name="P296">IV.V</text:p>
      <text:p text:style-name="P296"><text:span text:style-name="T2"/></text:p>
      <text:p text:style-name="P296"><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6"><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6"><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6"><text:span text:style-name="T44"/></text:p>
      <text:p text:style-name="P297">IV.VI</text:p>
      <text:p text:style-name="P298"><text:span text:style-name="T2"/></text:p>
      <text:p text:style-name="P298"><text:span text:style-name="T2">Woke, made coffee, drank it on the stoop, </text:span><text:span text:style-name="T45">did the dishes, swept, kissed Cait goodbye, walked to Trade &amp; Lore, ordered an iced latte and wrote in my journal.</text:span></text:p>
      <text:p text:style-name="P298"><text:span text:style-name="T45"/></text:p>
      <text:p text:style-name="P299"><text:span text:style-name="T45">. . .</text:span></text:p>
      <text:p text:style-name="P298"><text:span text:style-name="T45"/></text:p>
      <text:p text:style-name="P300"><text:span text:style-name="T2">I walked to the Pub, sat next to Sarah Gibbs, texted with Hank and drank a nitro stout. I walked home and found a file w/ a manager at an Amazon fulfillment center.</text:span></text:p>
      <text:p text:style-name="P300"><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0"><text:span text:style-name="T2"/></text:p>
      <text:p text:style-name="P301">IV.VII</text:p>
      <text:p text:style-name="P301"><text:span text:style-name="T2"/></text:p>
      <text:p text:style-name="P302"><text:span text:style-name="T2">Woke, drove to feed the kitties and then got Cait a burrito from Jalisco. I walked home, drank coffee and eventually did a short assignment w/ a Tuscon lady about racial education.</text:span></text:p>
      <text:p text:style-name="P302"><text:span text:style-name="T2"><text:s text:c="3"/>I made some ramen, drank some OJ, briefly played with Pop OS and scrolled on my phone.</text:span></text:p>
      <text:p text:style-name="P302"><text:span text:style-name="T2"/></text:p>
      <text:p text:style-name="P302"><text:span text:style-name="T2"/></text:p>
      <text:p text:style-name="P302"><text:span text:style-name="T2"/></text:p>
      <text:p text:style-name="P302"><text:soft-page-break/>IV.VIII</text:p>
      <text:p text:style-name="P302"><text:span text:style-name="T2"/></text:p>
      <text:p text:style-name="P302"><text:span text:style-name="T2">I woke at 10, made coffee and wrote in my journal.</text:span></text:p>
      <text:p text:style-name="P302"><text:span text:style-name="T2"/></text:p>
      <text:p text:style-name="P303"><text:span text:style-name="T2">. . .</text:span></text:p>
      <text:p text:style-name="P302"><text:span text:style-name="T2"/></text:p>
      <text:p text:style-name="P302"><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2"><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2"><text:span text:style-name="T2"/></text:p>
      <text:p text:style-name="P304">IV.IX</text:p>
      <text:p text:style-name="P304"><text:span text:style-name="T2"/></text:p>
      <text:p text:style-name="P304"><text:span text:style-name="T2">Woke, walked home @ nine, made coffee, </text:span><text:span text:style-name="T46">did phone stuff, finished my transcription, started installing Mint and wrote in my journal.</text:span></text:p>
      <text:p text:style-name="P304"><text:span text:style-name="T46"/></text:p>
      <text:p text:style-name="P305"><text:span text:style-name="T46">. . .</text:span></text:p>
      <text:p text:style-name="P304"><text:span text:style-name="T46"/></text:p>
      <text:p text:style-name="P306"><text:span text:style-name="T2">Around six, I met Cait at the Pump. We had two beers, went to the Odditorium for food and then hung out at Alan’s house for a while. We went home at some point and made love.</text:span></text:p>
      <text:p text:style-name="P306"><text:span text:style-name="T2"/></text:p>
      <text:p text:style-name="P306"/>
      <text:p text:style-name="P306"/>
      <text:p text:style-name="P307"><text:soft-page-break/>IV.X</text:p>
      <text:p text:style-name="P306"><text:span text:style-name="T2"/></text:p>
      <text:p text:style-name="P306"><text:span text:style-name="T2">Woke and Cait hurried off to work. I did Wordle,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6"><text:span text:style-name="T2"><text:s text:c="3"/>Cait, Wende and Brandon showed up. We dropped them off at Homegrown, checked on the kitties, had one at the Pump, ate some noodles, watched an episode of Freaks and Geeks and fell asleep.</text:span></text:p>
      <text:p text:style-name="P306"><text:span text:style-name="T2"/></text:p>
      <text:p text:style-name="P307">IV.XI</text:p>
      <text:p text:style-name="P307"><text:span text:style-name="T2"/></text:p>
      <text:p text:style-name="P306"><text:span text:style-name="T2">Woke at 930, did Wordle, kissed Cait and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6"><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6"><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6"><text:span text:style-name="T2"/></text:p>
      <text:p text:style-name="P309">IV.XII</text:p>
      <text:p text:style-name="P309"><text:span text:style-name="T2"/></text:p>
      <text:p text:style-name="P309"><text:span text:style-name="T2">Woke and cuddled Cait, played Wordle, went to Izzy’s, went home, finished my transcription, sat on the couch and wrote in my journal while catching up w/ Rob Parks.</text:span></text:p>
      <text:p text:style-name="P309"><text:span text:style-name="T2"/></text:p>
      <text:p text:style-name="P310"><text:span text:style-name="T2">. . .</text:span></text:p>
      <text:p text:style-name="P309"><text:span text:style-name="T2"/></text:p>
      <text:p text:style-name="P309"><text:span text:style-name="T2">I think Rob took Sunny into work. I walked up to the Pub, ordered a burger + a nitro stout and chatted w/ Ocean. I went across the street for one and then walked down to Kev’s house for Cowboy Judy rehearsal.</text:span></text:p>
      <text:p text:style-name="P309"><text:span text:style-name="T2"><text:s text:c="3"/>I walked home and found some work. Rob brought Sunny home and passed out in her bed.</text:span></text:p>
      <text:p text:style-name="P309"><text:span text:style-name="T2"/></text:p>
      <text:p text:style-name="P309">IV.XIII</text:p>
      <text:p text:style-name="P309"><text:span text:style-name="T2"/></text:p>
      <text:p text:style-name="P309"><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9"><text:span text:style-name="T2"><text:s text:c="3"/>I ate half a torta w/ a margarita, and then we went to her house and made love. I decided to go home and find some work, but it took a long time, and so I fell asleep without doing any of it.</text:span></text:p>
      <text:p text:style-name="P309"><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9"><text:span text:style-name="T2"/></text:p>
      <text:p text:style-name="P311">IV.XIV</text:p>
      <text:p text:style-name="P309"><text:span text:style-name="T2"/></text:p>
      <text:p text:style-name="P309"><text:span text:style-name="T2">I stayed silent in my room until 11:30 and then gave Rob a ride to Waynesville to get him out of the house. I walked to Cait’s house after that, ate the second half of my torta, did Cait’s laundry and laid in the sun.</text:span></text:p>
      <text:p text:style-name="P309"><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9"><text:span text:style-name="T2"><text:s text:c="3"/>I drank one beer at Cait’s and we fell asleep watching Freaks and Geeks.</text:span></text:p>
      <text:p text:style-name="P309"><text:span text:style-name="T2"/></text:p>
      <text:p text:style-name="P312">IV.XV</text:p>
      <text:p text:style-name="P313"><text:span text:style-name="T2"/></text:p>
      <text:p text:style-name="P313"><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3"><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3"><text:soft-page-break/><text:span text:style-name="T47"><text:s text:c="3"/>Cait was given lots of shots and we had to go at 11:50. We walked home and fell asleep.</text:span></text:p>
      <text:p text:style-name="P313"><text:span text:style-name="T47"/></text:p>
      <text:p text:style-name="P314">IV.XVI</text:p>
      <text:p text:style-name="P314"><text:span text:style-name="T2"/></text:p>
      <text:p text:style-name="P314"><text:span text:style-name="T2">Woke, walked home, made coffee, took Sunny into work, loaded drums, went to the Hot Spot for gas + beer, then Charlie’s house. We (Ryan, Meliss, Gary, Fox, Darwin, Dulci, neighbors &amp; a co-worker) hid and found cans. I found the most, 12.</text:span></text:p>
      <text:p text:style-name="P314"><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4"><text:span text:style-name="T2"/></text:p>
      <text:p text:style-name="P314">IV.XVII</text:p>
      <text:p text:style-name="P314"><text:span text:style-name="T2"/></text:p>
      <text:p text:style-name="P314"><text:span text:style-name="T2">Woke, went to Izzy’s for coffee——too busy. Went to Odd’s, back to Cait’s, walked home, tidied my room and wrote in my journal. . .I don’t remember what I did that night.</text:span></text:p>
      <text:p text:style-name="P314"><text:span text:style-name="T2"/></text:p>
      <text:p text:style-name="P314"><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4"><text:span text:style-name="T2"><text:s text:c="3"/></text:span>IV.XXI<text:span text:style-name="T2">, Cait and I went for a hike in Brevard then Cosmic Pizza, then watched Richie Rich in Montford.</text:span></text:p>
      <text:p text:style-name="P314"><text:span text:style-name="T2"/></text:p>
      <text:p text:style-name="P314"/>
      <text:p text:style-name="P314"/>
      <text:p text:style-name="P314"/>
      <text:p text:style-name="P315"><text:soft-page-break/>IV.XXII</text:p>
      <text:p text:style-name="P314"><text:span text:style-name="T2"/></text:p>
      <text:p text:style-name="P314"><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4"><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4"><text:span text:style-name="T2"/></text:p>
      <text:p text:style-name="P314">IV.XXIII</text:p>
      <text:p text:style-name="P314"><text:span text:style-name="T2"/></text:p>
      <text:p text:style-name="P314"><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4"><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4"><text:span text:style-name="T2"><text:s text:c="3"/>Apparently I was invited though, so I went and had two Guinness at Double Crown.</text:span></text:p>
      <text:p text:style-name="P314"><text:span text:style-name="T2"/></text:p>
      <text:p text:style-name="P314">IV.XXIV</text:p>
      <text:p text:style-name="P314"><text:span text:style-name="T2"/></text:p>
      <text:p text:style-name="P314"><text:span text:style-name="T2">Woke, walked home, caught a ride to Highlands, set up, got a beer, sound checked, played, went to Jalisco w/ everyone. I came home to a full house and got naked in the dark until I fell asleep.</text:span></text:p>
      <text:p text:style-name="P314"><text:span text:style-name="T2"/></text:p>
      <text:p text:style-name="P315"><text:soft-page-break/>IV.XXV</text:p>
      <text:p text:style-name="P314"><text:span text:style-name="T2"/></text:p>
      <text:p text:style-name="P314"><text:span text:style-name="T2">Woke feeling lazy, drank coffee, did a little bit of work and then wrote in my journal.</text:span></text:p>
      <text:p text:style-name="P314"><text:span text:style-name="T2"/></text:p>
      <text:p text:style-name="P316"><text:span text:style-name="T2">——— </text:span></text:p>
      <text:p text:style-name="P316"><text:span text:style-name="T2"/></text:p>
      <text:p text:style-name="P314"><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4"><text:span text:style-name="T2"/></text:p>
      <text:p text:style-name="P314"><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4"><text:span text:style-name="T2"/></text:p>
      <text:p text:style-name="P314"><text:span text:style-name="T2">It’s time to do some reverse journaling.</text:span></text:p>
      <text:p text:style-name="P314"><text:span text:style-name="T2"><text:s text:c="4"/></text:span>V.VIII<text:span text:style-name="T2"> — I am sitting on the porch at Lanvale, writing in my journal with a delicious iced latte from Izzy’s. I slept a lot this morning after Cait went to work.</text:span></text:p>
      <text:p text:style-name="P314"><text:span text:style-name="T2"/></text:p>
      <text:p text:style-name="P314"/>
      <text:p text:style-name="P314"/>
      <text:p text:style-name="P315"><text:soft-page-break/>V.VIIR</text:p>
      <text:p text:style-name="P314"><text:span text:style-name="T2"/></text:p>
      <text:p text:style-name="P314"><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4"><text:span text:style-name="T2"/></text:p>
      <text:p text:style-name="P315">V.VIR</text:p>
      <text:p text:style-name="P314"><text:span text:style-name="T2"/></text:p>
      <text:p text:style-name="P314"><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4"><text:span text:style-name="T2"/></text:p>
      <text:p text:style-name="P315">V.V</text:p>
      <text:p text:style-name="P314"><text:span text:style-name="T2"/></text:p>
      <text:p text:style-name="P314"><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4"><text:span text:style-name="T2"><text:s text:c="3"/>She started throwing my drums out in the yard, so I moved them over to Courtney’s house, knocked on their door and borrowed their van to move my things to Lanvale.</text:span></text:p>
      <text:p text:style-name="P314"><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4"><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4"><text:span text:style-name="T2"/></text:p>
      <text:p text:style-name="P317">V.IV</text:p>
      <text:p text:style-name="P317"><text:span text:style-name="T2"/></text:p>
      <text:p text:style-name="P317"><text:span text:style-name="T2">I woke at Cait’s, drank coffee and </text:span><text:span text:style-name="T48">walked up to Carrier to fulfill some orders. Sunny drove up behind me and said, “Get in.”</text:span></text:p>
      <text:p text:style-name="P317"><text:span text:style-name="T48"><text:s text:c="3"/>“You’re gonna show me where Wende lives,” she said. “The hell I am,” I said. “My dad has COVID. Let me out.” She would not. She drove me around with me screaming until people could hear me in the Ace Hardware parking lot.</text:span></text:p>
      <text:p text:style-name="P317"><text:span text:style-name="T48"><text:s text:c="3"/>I got out and walked near the house, but the truck was there, so I went to Izzy’s and then back to Cait’s. She called me multiple times, wanting to know why she wasn’t allowed to make her own decisions.</text:span></text:p>
      <text:p text:style-name="P317"><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7"><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7"><text:span text:style-name="T48"><text:s text:c="3"/>I forgot to mention watching part of Sideways in the middle of the day.</text:span></text:p>
      <text:p text:style-name="P317"><text:span text:style-name="T48"/></text:p>
      <text:p text:style-name="P318">M<text:span text:style-name="T2">ay 1</text:span><text:span text:style-name="T54">st</text:span><text:span text:style-name="T2"> through 3</text:span><text:span text:style-name="T54">rd</text:span><text:span text:style-name="T2"> must have been relatively uneventful. Actually, I remember </text:span>V.III<text:span text:style-name="T2"> now:</text:span></text:p>
      <text:p text:style-name="P318"><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8"><text:span text:style-name="T2"><text:s text:c="3"/>We went to Cam’s house, New Belgium, Double Crown, saw Robert Greer, then Brew Pump. I got a call from Sunny asking if Will had gone to bed.</text:span></text:p>
      <text:p text:style-name="P318"><text:span text:style-name="T2"><text:s text:c="3"/>I think Grant and Cam came over after that.</text:span></text:p>
      <text:p text:style-name="P318"><text:span text:style-name="T2"/></text:p>
      <text:p text:style-name="P318"><text:span text:style-name="T2">May 1</text:span><text:span text:style-name="T54">st</text:span><text:span text:style-name="T2">, I walked home from Montford and chilled. It was a beautiful day. One of those nights, I met Cait at Country Club, but some mushroom chocolates from Wende sent us home early.</text:span></text:p>
      <text:p text:style-name="P318"><text:span text:style-name="T2"><text:s text:c="3"/>That was </text:span>V.II<text:span text:style-name="T2">, which brings us back to the present, dear reader. I’m still drinking coffee and writing in my journal. Yesterday, I solved my 100</text:span><text:span text:style-name="T54">th</text:span><text:span text:style-name="T2"> Wordle in a row.</text:span></text:p>
      <text:p text:style-name="P318"><text:span text:style-name="T2"/></text:p>
      <text:p text:style-name="P319"><text:span text:style-name="T2">. . .</text:span></text:p>
      <text:p text:style-name="P318"><text:span text:style-name="T2"/></text:p>
      <text:p text:style-name="P320"><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0"><text:span text:style-name="T2"><text:s text:c="3"/>We had a couple w/ Wende when she showed up and then went home to munch on grilled cheeses, more turkey sandows, and tomato soup. I must have fallen fast asleep.</text:span></text:p>
      <text:p text:style-name="P320"><text:span text:style-name="T2"/></text:p>
      <text:p text:style-name="P320">V.IX</text:p>
      <text:p text:style-name="P320"><text:span text:style-name="T2"/></text:p>
      <text:p text:style-name="P320"><text:span text:style-name="T2">Woke to Cait in a rush. She had to go into </text:span><text:span text:style-name="T49">work early because it is a shit show from Will quitting. I made coffee, did the dishes, swept and wrote in my journal.</text:span></text:p>
      <text:p text:style-name="P320"><text:span text:style-name="T49"/></text:p>
      <text:p text:style-name="P321"><text:span text:style-name="T49">. . .</text:span></text:p>
      <text:p text:style-name="P320"><text:span text:style-name="T49"/></text:p>
      <text:p text:style-name="P322"><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2"><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2"><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2"><text:span text:style-name="T2"/></text:p>
      <text:p text:style-name="P323"><text:soft-page-break/>V.X</text:p>
      <text:p text:style-name="P322"><text:span text:style-name="T2"/></text:p>
      <text:p text:style-name="P322"><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2"><text:span text:style-name="T2"><text:s text:c="3"/>He tested negative and rode off to get a tattoo from Bill Smiles. Cait and I went to Gypsy Queen, voted in primaries at the library and went home. I sat on the couch and wrote in my journal.</text:span></text:p>
      <text:p text:style-name="P322"><text:span text:style-name="T2"/></text:p>
      <text:p text:style-name="P324"><text:span text:style-name="T2">. . .</text:span></text:p>
      <text:p text:style-name="P322"><text:span text:style-name="T2"/></text:p>
      <text:p text:style-name="P322"><text:span text:style-name="T2">We went down to Cascade Lounge for a co-worker’s going-away party, where I had two-and-a-half beers hanging out w/ E, Iris, Cam, Wendex and Sean. Some old dudes started playing bluegrass and I really didn’t want to leave.</text:span></text:p>
      <text:p text:style-name="P322"><text:span text:style-name="T2"><text:s text:c="3"/>I drove Cait’s car to Kevin’s house, where we ran through 23 songs in preparation for the Cowboy Judy Purple Onion show. I was very tired. Kev offered me coffee, but didn’t really have any.</text:span></text:p>
      <text:p text:style-name="P322"><text:span text:style-name="T2"><text:s text:c="3"/>We finished a little after 10. I drove home and got in bed. Cait went to Gorgol Bordelo and then the funk jam, brough a couple friends home and hung in the living room while I slept soundly.</text:span></text:p>
      <text:p text:style-name="P322"><text:span text:style-name="T2"/></text:p>
      <text:p text:style-name="P323">V.XI</text:p>
      <text:p text:style-name="P322"><text:span text:style-name="T2"/></text:p>
      <text:p text:style-name="P322"><text:span text:style-name="T2">I woke to cuddles and then walked to </text:span><text:span text:style-name="T50">the market for coffee, juice and a burrito. It was weird to see the Alley Cat crew in broad daylight and bathing suits getting ready for a float.</text:span></text:p>
      <text:p text:style-name="P322"><text:soft-page-break/><text:span text:style-name="T50"><text:s text:c="3"/>We snacked in bed and played Wordle, then drank coffee on the porch w/ Aiden. He eventually left. Cait started puttering around and I wrote in my journal.</text:span></text:p>
      <text:p text:style-name="P322"><text:span text:style-name="T50"/></text:p>
      <text:p text:style-name="P324"><text:span text:style-name="T50">. . .</text:span></text:p>
      <text:p text:style-name="P322"><text:span text:style-name="T50"/></text:p>
      <text:p text:style-name="P325"><text:span text:style-name="T2">I went to the market again for honey, oat milk, greens, chips and apples and then popped across the street for a to-go beer. I loaded my drums up from the basement while Cait started Little Fires Everywhere.</text:span></text:p>
      <text:p text:style-name="P325"><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5"><text:span text:style-name="T2"/></text:p>
      <text:p text:style-name="P325">V.XII</text:p>
      <text:p text:style-name="P325"><text:span text:style-name="T2"/></text:p>
      <text:p text:style-name="P325"><text:span text:style-name="T2">we slept til almost noon. I got up and made coffee, then went outside to play Wordle, write in my journal and talk to my mom.</text:span></text:p>
      <text:p text:style-name="P325"><text:span text:style-name="T2"/></text:p>
      <text:p text:style-name="P326"><text:span text:style-name="T2">. . .</text:span></text:p>
      <text:p text:style-name="P325"><text:span text:style-name="T2"/></text:p>
      <text:p text:style-name="P325"><text:span text:style-name="T2">Cait and I walked to Jalisco, and then discovered Hidden Treasures. We found a gooseneck kettle, a hammock, a mouse and some shorts. We walked home and showed them off to Nelia.</text:span></text:p>
      <text:p text:style-name="P325"><text:span text:style-name="T2"><text:s text:c="3"/>Ryan + Melissa picked me up around 4, and we drove through traffic to the Purple Onion. I drank a </text:span><text:soft-page-break/><text:span text:style-name="T2">Tartberry while sound checking, had salmon for dinner.</text:span></text:p>
      <text:p text:style-name="P325"><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5"><text:span text:style-name="T2"><text:s text:c="3"/>It was an awkward drive home and 26 was closed, but we slept soundly.</text:span></text:p>
      <text:p text:style-name="P325"><text:span text:style-name="T2"/></text:p>
      <text:p text:style-name="P327">V.XIII</text:p>
      <text:p text:style-name="P327"><text:span text:style-name="T2"/></text:p>
      <text:p text:style-name="P325"><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5"><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5"><text:span text:style-name="T2"><text:s text:c="3"/>We played a fun, loose set, traded stories w/ Bob Sinclair for a little too long and then drove home. I met Cait at Country Club, hung w/ Wendex and met Nick her new drum-playing friend.</text:span></text:p>
      <text:p text:style-name="P325"><text:span text:style-name="T2"><text:s text:c="3"/>We went to George’s house and it was very seedy. I fell into a mushroom trance and then drove us home just before the sun came up.</text:span></text:p>
      <text:p text:style-name="P325"><text:span text:style-name="T2"/></text:p>
      <text:p text:style-name="P325"/>
      <text:p text:style-name="P325"/>
      <text:p text:style-name="P325"/>
      <text:p text:style-name="P325"/>
      <text:p text:style-name="P325"><text:soft-page-break/>V.XIV</text:p>
      <text:p text:style-name="P325"/>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5">V.XV</text:p>
      <text:p text:style-name="P325"><text:span text:style-name="T2"/></text:p>
      <text:p text:style-name="P325"><text:span text:style-name="T2">Woke, kissed Cait off to work. I walked to Ingles for a pourover cone, bananas and OJ, then the market for coffee filters. I went home, made coffee, sat on the porch and wrote in my journal.</text:span></text:p>
      <text:p text:style-name="P325"><text:span text:style-name="T2"/></text:p>
      <text:p text:style-name="P326"><text:span text:style-name="T2">. . .</text:span></text:p>
      <text:p text:style-name="P325"><text:span text:style-name="T2"/></text:p>
      <text:p text:style-name="P325"><text:span text:style-name="T2">I chilled on the couch for a while and, when I heard Kev was coming, chugged half a burger. We drove downtown to Battery Park Book Exchange, played for two hours w/ Dulci, then got some food, Kev and I, at S&amp;W Cafeteria.</text:span></text:p>
      <text:p text:style-name="P325"><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5"><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5"><text:span text:style-name="T2"><text:s text:c="3"/>I told them the engagement as well, and they seemed excited if not a little shocked.</text:span></text:p>
      <text:p text:style-name="P325"><text:span text:style-name="T2"><text:s text:c="3"/>I walked home and drank two Guinness in bed w/ Cait while we watched the end of another Meryl Streep Movie, Let Them All Talk.</text:span></text:p>
      <text:p text:style-name="P325"><text:span text:style-name="T2"/></text:p>
      <text:p text:style-name="P327">V.XVI</text:p>
      <text:p text:style-name="P325"><text:span text:style-name="T2"/></text:p>
      <text:p text:style-name="P325"><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5"><text:span text:style-name="T2"><text:s text:c="3"/>We walked up to Middlemont and ate bananas on the porch. Melissa and Dulci went off to school, and Darwin + Fox went home as well, so I walked up to izzy’s, ordered a cortado, sat at the bar and wrote in my journal.</text:span></text:p>
      <text:p text:style-name="P325"><text:span text:style-name="T2"/></text:p>
      <text:p text:style-name="P326"><text:span text:style-name="T2">. . .</text:span></text:p>
      <text:p text:style-name="P325"><text:span text:style-name="T2"/></text:p>
      <text:p text:style-name="P325"><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5"><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5"><text:span text:style-name="T51"><text:s text:c="3"/>Cait called me at 10:10 wanting a drink from the Pump, so I walked down there staring at the giant moon, but Eden had already closed, so we drank a bit of a cider on the porch and went to bed.</text:span></text:p>
      <text:p text:style-name="P325"><text:span text:style-name="T51"/></text:p>
      <text:p text:style-name="P328">X.VII</text:p>
      <text:p text:style-name="P328"><text:span text:style-name="T2"/></text:p>
      <text:p text:style-name="P328"><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8"><text:span text:style-name="T2"/></text:p>
      <text:p text:style-name="P329"><text:span text:style-name="T2">. . .</text:span></text:p>
      <text:p text:style-name="P328"><text:span text:style-name="T2"/></text:p>
      <text:p text:style-name="P328"><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8"><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8"><text:soft-page-break/><text:span text:style-name="T2"><text:s text:c="3"/>We only had one beer (a 9% porter for me,) drove home and went on a night-time walk. We laid in bed after that and appreciate life.</text:span></text:p>
      <text:p text:style-name="P328"><text:span text:style-name="T2"/></text:p>
      <text:p text:style-name="P330">V.XVIII</text:p>
      <text:p text:style-name="P328"><text:span text:style-name="T2"/></text:p>
      <text:p text:style-name="P328"><text:span text:style-name="T2">Woke at 930, went to get coffee, made i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3:49:31.872830008</dc:date>
    <meta:editing-duration>P8DT1H27M54S</meta:editing-duration>
    <meta:editing-cycles>250</meta:editing-cycles>
    <meta:generator>LibreOffice/7.3.7.2$Linux_X86_64 LibreOffice_project/30$Build-2</meta:generator>
    <meta:print-date>2024-07-07T17:40:57.703901491</meta:print-date>
    <meta:document-statistic meta:table-count="0" meta:image-count="0" meta:object-count="0" meta:page-count="84" meta:paragraph-count="631" meta:word-count="18546" meta:character-count="95420" meta:non-whitespace-character-count="76907"/>
  </office:meta>
</office:document-meta>
</file>